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97cdd" officeooo:paragraph-rsid="00097cdd" style:font-weight-asian="bold" style:font-weight-complex="bold"/>
    </style:style>
    <style:style style:name="P2" style:family="paragraph" style:parent-style-name="Standard">
      <style:text-properties style:text-underline-style="none" fo:font-weight="normal" officeooo:rsid="00097cdd" officeooo:paragraph-rsid="00097cdd" style:font-weight-asian="normal" style:font-weight-complex="normal"/>
    </style:style>
    <style:style style:name="P3" style:family="paragraph" style:parent-style-name="Standard">
      <style:text-properties style:text-underline-style="none" fo:font-weight="normal" officeooo:rsid="000ace66" officeooo:paragraph-rsid="000ace66" style:font-weight-asian="normal" style:font-weight-complex="normal"/>
    </style:style>
    <style:style style:name="P4" style:family="paragraph" style:parent-style-name="Standard">
      <style:text-properties style:text-underline-style="none" fo:font-weight="normal" officeooo:rsid="000cc9d9" officeooo:paragraph-rsid="000cc9d9" style:font-weight-asian="normal" style:font-weight-complex="normal"/>
    </style:style>
    <style:style style:name="P5" style:family="paragraph" style:parent-style-name="Standard">
      <style:text-properties style:text-underline-style="none" fo:font-weight="normal" officeooo:rsid="000cc9d9" officeooo:paragraph-rsid="000e0b4a" style:font-weight-asian="normal" style:font-weight-complex="normal"/>
    </style:style>
    <style:style style:name="P6" style:family="paragraph" style:parent-style-name="Standard">
      <style:text-properties style:text-underline-style="none" fo:font-weight="normal" officeooo:rsid="000e0b4a" officeooo:paragraph-rsid="000e0b4a" style:font-weight-asian="normal" style:font-weight-complex="normal"/>
    </style:style>
    <style:style style:name="P7" style:family="paragraph" style:parent-style-name="Standard">
      <style:text-properties style:text-underline-style="none" fo:font-weight="normal" officeooo:rsid="000ff19c" officeooo:paragraph-rsid="000ff19c" style:font-weight-asian="normal" style:font-weight-complex="normal"/>
    </style:style>
    <style:style style:name="P8" style:family="paragraph" style:parent-style-name="Standard">
      <style:text-properties style:text-underline-style="none" fo:font-weight="normal" officeooo:rsid="00101d05" officeooo:paragraph-rsid="00101d05" style:font-weight-asian="normal" style:font-weight-complex="normal"/>
    </style:style>
    <style:style style:name="P9" style:family="paragraph" style:parent-style-name="Standard">
      <style:text-properties style:text-underline-style="none" fo:font-weight="bold" officeooo:rsid="000e0b4a" officeooo:paragraph-rsid="000e0b4a" style:font-weight-asian="bold" style:font-weight-complex="bold"/>
    </style:style>
    <style:style style:name="P10" style:family="paragraph" style:parent-style-name="Standard">
      <style:text-properties style:text-underline-style="none" fo:font-weight="bold" officeooo:rsid="000ff19c" officeooo:paragraph-rsid="000ff19c" style:font-weight-asian="bold" style:font-weight-complex="bold"/>
    </style:style>
    <style:style style:name="P11" style:family="paragraph" style:parent-style-name="Standard">
      <style:text-properties style:text-underline-style="none" fo:font-weight="bold" officeooo:rsid="000e0b4a" officeooo:paragraph-rsid="000e0b4a" style:font-weight-asian="bold" style:font-weight-complex="bold"/>
    </style:style>
    <style:style style:name="P12" style:family="paragraph" style:parent-style-name="Standard">
      <style:text-properties style:text-underline-style="none" fo:font-weight="bold" officeooo:rsid="0011615b" officeooo:paragraph-rsid="0011615b" style:font-weight-asian="bold" style:font-weight-complex="bold"/>
    </style:style>
    <style:style style:name="P13" style:family="paragraph" style:parent-style-name="Standard">
      <style:text-properties style:text-underline-style="none" fo:font-weight="bold" officeooo:rsid="0012a194" officeooo:paragraph-rsid="0012a194" style:font-weight-asian="bold" style:font-weight-complex="bold"/>
    </style:style>
    <style:style style:name="P14" style:family="paragraph" style:parent-style-name="Standard">
      <style:text-properties style:text-underline-style="none" fo:font-weight="bold" officeooo:rsid="00159744" officeooo:paragraph-rsid="00159744" style:font-weight-asian="bold" style:font-weight-complex="bold"/>
    </style:style>
    <style:style style:name="P15" style:family="paragraph" style:parent-style-name="Standard">
      <style:text-properties style:text-underline-style="none" fo:font-weight="normal" officeooo:rsid="0011615b" officeooo:paragraph-rsid="0011615b" style:font-weight-asian="normal" style:font-weight-complex="normal"/>
    </style:style>
    <style:style style:name="P16" style:family="paragraph" style:parent-style-name="Standard">
      <style:text-properties style:text-underline-style="none" fo:font-weight="normal" officeooo:rsid="00101d05" officeooo:paragraph-rsid="0011615b" style:font-weight-asian="normal" style:font-weight-complex="normal"/>
    </style:style>
    <style:style style:name="P17" style:family="paragraph" style:parent-style-name="Standard">
      <style:text-properties style:text-underline-style="none" fo:font-weight="normal" officeooo:rsid="00118afb" officeooo:paragraph-rsid="00118afb" style:font-weight-asian="normal" style:font-weight-complex="normal"/>
    </style:style>
    <style:style style:name="P18" style:family="paragraph" style:parent-style-name="Standard">
      <style:text-properties style:text-underline-style="none" fo:font-weight="normal" officeooo:rsid="001353e7" officeooo:paragraph-rsid="001353e7" style:font-weight-asian="normal" style:font-weight-complex="normal"/>
    </style:style>
    <style:style style:name="P19" style:family="paragraph" style:parent-style-name="Standard">
      <style:text-properties style:text-underline-style="none" fo:font-weight="normal" officeooo:rsid="001353e7" officeooo:paragraph-rsid="001485ae" style:font-weight-asian="normal" style:font-weight-complex="normal"/>
    </style:style>
    <style:style style:name="P20" style:family="paragraph" style:parent-style-name="Standard">
      <style:text-properties style:text-underline-style="none" fo:font-weight="normal" officeooo:rsid="001485ae" officeooo:paragraph-rsid="001485ae" style:font-weight-asian="normal" style:font-weight-complex="normal"/>
    </style:style>
    <style:style style:name="P21" style:family="paragraph" style:parent-style-name="Standard">
      <style:text-properties style:text-underline-style="none" fo:font-weight="normal" officeooo:rsid="0014d68e" officeooo:paragraph-rsid="0014d68e" style:font-weight-asian="normal" style:font-weight-complex="normal"/>
    </style:style>
    <style:style style:name="P22" style:family="paragraph" style:parent-style-name="Standard">
      <style:text-properties style:text-underline-style="none" fo:font-weight="normal" officeooo:rsid="00159744" officeooo:paragraph-rsid="00159744" style:font-weight-asian="normal" style:font-weight-complex="normal"/>
    </style:style>
    <style:style style:name="P23" style:family="paragraph" style:parent-style-name="Standard">
      <style:text-properties style:text-underline-style="none" fo:font-weight="normal" officeooo:rsid="0015e478" officeooo:paragraph-rsid="0015e478" style:font-weight-asian="normal" style:font-weight-complex="normal"/>
    </style:style>
    <style:style style:name="P24" style:family="paragraph" style:parent-style-name="Standard">
      <style:text-properties style:text-underline-style="none" fo:font-weight="normal" officeooo:rsid="0016275c" officeooo:paragraph-rsid="0016275c" style:font-weight-asian="normal" style:font-weight-complex="normal"/>
    </style:style>
    <style:style style:name="P25" style:family="paragraph" style:parent-style-name="Standard">
      <style:text-properties style:text-underline-style="none" fo:font-weight="normal" officeooo:rsid="0017685f" officeooo:paragraph-rsid="0017685f" style:font-weight-asian="normal" style:font-weight-complex="normal"/>
    </style:style>
    <style:style style:name="P26" style:family="paragraph" style:parent-style-name="Standard">
      <style:text-properties style:text-underline-style="none" fo:font-weight="normal" officeooo:rsid="0019dfa4" officeooo:paragraph-rsid="0019dfa4" style:font-weight-asian="normal" style:font-weight-complex="normal"/>
    </style:style>
    <style:style style:name="P27" style:family="paragraph" style:parent-style-name="Standard">
      <style:text-properties style:text-underline-style="none" fo:font-weight="normal" officeooo:rsid="001acbd5" officeooo:paragraph-rsid="001acbd5" style:font-weight-asian="normal" style:font-weight-complex="normal"/>
    </style:style>
    <style:style style:name="P28" style:family="paragraph" style:parent-style-name="Standard">
      <style:text-properties style:text-underline-style="none" fo:font-weight="normal" officeooo:rsid="001acbd5" officeooo:paragraph-rsid="001afc2d" style:font-weight-asian="normal" style:font-weight-complex="normal"/>
    </style:style>
    <style:style style:name="P29" style:family="paragraph" style:parent-style-name="Standard">
      <style:text-properties style:text-underline-style="none" fo:font-weight="normal" officeooo:rsid="001afc2d" officeooo:paragraph-rsid="001afc2d" style:font-weight-asian="normal" style:font-weight-complex="normal"/>
    </style:style>
    <style:style style:name="P30" style:family="paragraph" style:parent-style-name="Standard">
      <style:text-properties style:text-underline-style="none" fo:font-weight="normal" officeooo:rsid="001c4acd" officeooo:paragraph-rsid="001c4acd"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14d68e" officeooo:paragraph-rsid="0014d68e"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19dfa4" officeooo:paragraph-rsid="0019dfa4" style:font-weight-asian="bold" style:font-weight-complex="bold"/>
    </style:style>
    <style:style style:name="P3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text-underline-style="none" fo:font-weight="normal" officeooo:rsid="00118afb" officeooo:paragraph-rsid="00118afb" style:font-weight-asian="normal" style:font-weight-complex="normal"/>
    </style:style>
    <style:style style:name="P34" style:family="paragraph" style:parent-style-name="Standard">
      <loext:graphic-properties draw:fill="none"/>
      <style:paragraph-properties fo:margin-left="0in" fo:margin-right="0in" fo:text-indent="0in" style:auto-text-indent="false" fo:background-color="transparent"/>
      <style:text-properties style:text-underline-style="none" fo:font-weight="normal" officeooo:rsid="00104310" officeooo:paragraph-rsid="0011615b" style:font-weight-asian="normal" style:font-weight-complex="normal"/>
    </style:style>
    <style:style style:name="P35" style:family="paragraph" style:parent-style-name="Standard">
      <loext:graphic-properties draw:fill="none"/>
      <style:paragraph-properties fo:margin-left="0in" fo:margin-right="0in" fo:text-indent="0in" style:auto-text-indent="false" fo:background-color="transparent"/>
      <style:text-properties style:text-underline-style="none" fo:font-weight="normal" officeooo:rsid="00118afb" officeooo:paragraph-rsid="00118afb" style:font-weight-asian="normal" style:font-weight-complex="normal"/>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text-underline-style="none" fo:font-weight="normal" officeooo:rsid="00104310" officeooo:paragraph-rsid="0011615b" style:font-weight-asian="normal" style:font-weight-complex="normal"/>
    </style:style>
    <style:style style:name="T1" style:family="text">
      <style:text-properties officeooo:rsid="00097cdd"/>
    </style:style>
    <style:style style:name="T2" style:family="text">
      <style:text-properties officeooo:rsid="000e0b4a"/>
    </style:style>
    <style:style style:name="T3" style:family="text">
      <style:text-properties fo:font-weight="normal" style:font-weight-asian="normal" style:font-weight-complex="normal"/>
    </style:style>
    <style:style style:name="T4" style:family="text">
      <style:text-properties fo:font-weight="normal" officeooo:rsid="0012a194" style:font-weight-asian="normal" style:font-weight-complex="normal"/>
    </style:style>
    <style:style style:name="T5" style:family="text">
      <style:text-properties officeooo:rsid="001485ae"/>
    </style:style>
    <style:style style:name="T6" style:family="text">
      <style:text-properties officeooo:rsid="00159744"/>
    </style:style>
    <style:style style:name="T7" style:family="text">
      <style:text-properties officeooo:rsid="0019dfa4"/>
    </style:style>
    <style:style style:name="T8" style:family="text">
      <style:text-properties officeooo:rsid="001afc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ve Queries</text:p>
      <text:p text:style-name="P1"/>
      <text:p text:style-name="P2">create database</text:p>
      <text:p text:style-name="P2">------------------</text:p>
      <text:p text:style-name="P2">create database niit;</text:p>
      <text:p text:style-name="P2"/>
      <text:p text:style-name="P2">show all the databases in hive</text:p>
      <text:p text:style-name="P2">----------------------------------</text:p>
      <text:p text:style-name="P2">show databases;</text:p>
      <text:p text:style-name="P2"/>
      <text:p text:style-name="P2"><text:s/>Select a database</text:p>
      <text:p text:style-name="P2">--------------------</text:p>
      <text:p text:style-name="P2">use niit;</text:p>
      <text:p text:style-name="P2"/>
      <text:p text:style-name="P2">Create transaction table</text:p>
      <text:p text:style-name="P2">-------------------------------</text:p>
      <text:p text:style-name="P2">create table txnrecords(txnno INT, txndate STRING, custno INT, amount DOUBLE, </text:p>
      <text:p text:style-name="P2">category STRING, product STRING, city STRING, state STRING, spendby STRING)</text:p>
      <text:p text:style-name="P2">row format delimited</text:p>
      <text:p text:style-name="P2">fields terminated by ','</text:p>
      <text:p text:style-name="P2">stored as textfile;</text:p>
      <text:p text:style-name="P2"/>
      <text:p text:style-name="P2">Create customer table</text:p>
      <text:p text:style-name="P2">-------------------------------</text:p>
      <text:p text:style-name="P2">create table customer(custno INT, firstname STRING, lastname STRING, age INT, profession STRING)</text:p>
      <text:p text:style-name="P2">row format delimited</text:p>
      <text:p text:style-name="P2">fields terminated by ','</text:p>
      <text:p text:style-name="P2">stored as textfile;</text:p>
      <text:p text:style-name="P2"><text:s/></text:p>
      <text:p text:style-name="P2"><text:s/>Load the data into the table (from local file system)</text:p>
      <text:p text:style-name="P2">-----------------------------------------------------</text:p>
      <text:p text:style-name="P2">LOAD DATA LOCAL INPATH '/home/hduser/txns1.txt' OVERWRITE INTO TABLE txnrecords;</text:p>
      <text:p text:style-name="P2">LOAD DATA LOCAL INPATH '/home/hduser/custs-' OVERWRITE INTO TABLE customer;</text:p>
      <text:p text:style-name="P2"/>
      <text:p text:style-name="P2"><text:s/>Describing metadata or schema of the table</text:p>
      <text:p text:style-name="P2">---------------------------------------------</text:p>
      <text:p text:style-name="P2">describe txnrecords;</text:p>
      <text:p text:style-name="P2"/>
      <text:p text:style-name="P2"><text:s/>Describing detailed metadata or schema of the table</text:p>
      <text:p text:style-name="P2">---------------------------------------------</text:p>
      <text:p text:style-name="P2">describe extended txnrecords;</text:p>
      <text:p text:style-name="P2"/>
      <text:p text:style-name="P2">Counting no of records</text:p>
      <text:p text:style-name="P2">-------------------------</text:p>
      <text:p text:style-name="P2">select count(*) from txnrecords;</text:p>
      <text:p text:style-name="P2"/>
      <text:p text:style-name="P2">Count of each profession in the Customers List</text:p>
      <text:p text:style-name="P2">---------------------------------------------------</text:p>
      <text:p text:style-name="P2"><text:soft-page-break/>select profession, count(profession) as headcount from customer group by profession order by profession;</text:p>
      <text:p text:style-name="P2"/>
      <text:p text:style-name="P9">PART A</text:p>
      <text:p text:style-name="P2">1. find the total number of customers <text:s/>for each profession.</text:p>
      <text:p text:style-name="P2">Ans:</text:p>
      <text:p text:style-name="P3">select profession, count(profession) as headcount from customer group by profession order by profession desc limit 10;</text:p>
      <text:p text:style-name="P4">Writer<text:tab/>95</text:p>
      <text:p text:style-name="P4">Veterinarian<text:tab/>208</text:p>
      <text:p text:style-name="P4">Therapist<text:tab/>187</text:p>
      <text:p text:style-name="P4">Teacher<text:tab/>189</text:p>
      <text:p text:style-name="P4">Statistician<text:tab/>196</text:p>
      <text:p text:style-name="P4">Social worker<text:tab/>212</text:p>
      <text:p text:style-name="P4">Secretary<text:tab/>200</text:p>
      <text:p text:style-name="P4">Reporter<text:tab/>199</text:p>
      <text:p text:style-name="P4">Recreation and fitness worker<text:tab/>210</text:p>
      <text:p text:style-name="P4">Real estate agent<text:tab/>191</text:p>
      <text:p text:style-name="P3"/>
      <text:p text:style-name="P3">2. <text:span text:style-name="T1">find the total number of customers <text:s text:c="2"/></text:span>who do have any profession;</text:p>
      <text:p text:style-name="P3">Ans:</text:p>
      <text:p text:style-name="P3">select <text:s/>count(profession) as total count from customer;</text:p>
      <text:p text:style-name="P3">9999</text:p>
      <text:p text:style-name="P3"/>
      <text:p text:style-name="P3">3. Find out total Ten buyers from the sales data along with their personal details.</text:p>
      <text:p text:style-name="P3">Ans:</text:p>
      <text:p text:style-name="P3">select a.custno, b.firstname,b.lastname, b.age, b.profession, sum(a.amount) as amt from txnrecords a, customer b where a.custno=b.custno group by a.custno, b.firstname, b.lastname, b.age, b.profession order by amt desc limit 10;</text:p>
      <text:p text:style-name="P4">4009485<text:tab/>Stuart<text:tab/>House<text:tab/>58<text:tab/>Teacher<text:tab/>1973.3</text:p>
      <text:p text:style-name="P4">4006425<text:tab/>Joe<text:tab/>Burns<text:tab/>30<text:tab/>Economist<text:tab/>1732.09</text:p>
      <text:p text:style-name="P4">4000221<text:tab/>Glenda<text:tab/>Boswell<text:tab/>28<text:tab/>Civil engineer<text:tab/>1671.4700000000003</text:p>
      <text:p text:style-name="P4">4003228<text:tab/>Elsie<text:tab/>Newton<text:tab/>54<text:tab/>Accountant<text:tab/>1640.63</text:p>
      <text:p text:style-name="P4">4006606<text:tab/>Jackie<text:tab/>Lewis<text:tab/>66<text:tab/>Recreation and fitness worker<text:tab/>1628.9399999999996</text:p>
      <text:p text:style-name="P4">4006467<text:tab/>Evelyn<text:tab/>Monroe<text:tab/>37<text:tab/>Financial analyst<text:tab/>1605.9499999999998</text:p>
      <text:p text:style-name="P4">4004927<text:tab/>Joan<text:tab/>Lowry<text:tab/>30<text:tab/>Librarian<text:tab/>1576.71</text:p>
      <text:p text:style-name="P4">4008321<text:tab/>Paul<text:tab/>Carey<text:tab/>64<text:tab/>Human resources assistant<text:tab/>1560.79</text:p>
      <text:p text:style-name="P4">4000815<text:tab/>Julie<text:tab/>Galloway<text:tab/>53<text:tab/>Actor<text:tab/>1557.8200000000002</text:p>
      <text:p text:style-name="P4">4001051<text:tab/>Arlene<text:tab/>Higgins<text:tab/>62<text:tab/>Police officer<text:tab/>1488.67</text:p>
      <text:p text:style-name="P3"/>
      <text:p text:style-name="P4">4. find out total sales of each type with their respective percentage.</text:p>
      <text:p text:style-name="P4">Ans:</text:p>
      <text:p text:style-name="P6">hive&gt; create table totalsale(total bigint) row format delimited fields terminated by ',' stored as textfile;</text:p>
      <text:p text:style-name="P6">hive&gt; desc extended txnrecords;</text:p>
      <text:p text:style-name="P6">OK</text:p>
      <text:p text:style-name="P6">txnno <text:s text:c="14"/><text:tab/>int <text:s text:c="16"/><text:tab/> <text:s text:c="19"/></text:p>
      <text:p text:style-name="P6">txndate <text:s text:c="12"/><text:tab/>string <text:s text:c="13"/><text:tab/> <text:s text:c="19"/></text:p>
      <text:p text:style-name="P6">custno <text:s text:c="13"/><text:tab/>int <text:s text:c="16"/><text:tab/> <text:s text:c="19"/></text:p>
      <text:p text:style-name="P6">amount <text:s text:c="13"/><text:tab/>double <text:s text:c="13"/><text:tab/> <text:s text:c="19"/></text:p>
      <text:p text:style-name="P6"><text:soft-page-break/>category <text:s text:c="11"/><text:tab/>string <text:s text:c="13"/><text:tab/> <text:s text:c="19"/></text:p>
      <text:p text:style-name="P6">product <text:s text:c="12"/><text:tab/>string <text:s text:c="13"/><text:tab/> <text:s text:c="19"/></text:p>
      <text:p text:style-name="P6">city <text:s text:c="15"/><text:tab/>string <text:s text:c="13"/><text:tab/> <text:s text:c="19"/></text:p>
      <text:p text:style-name="P6">state <text:s text:c="14"/><text:tab/>string <text:s text:c="13"/><text:tab/> <text:s text:c="19"/></text:p>
      <text:p text:style-name="P6">spendby <text:s text:c="12"/><text:tab/>string </text:p>
      <text:p text:style-name="P6">hive&gt; insert overwrite table totalsale select sum(amount) from txnrecords;</text:p>
      <text:p text:style-name="P6">hive&gt; select * from <text:s/>totalsale ;</text:p>
      <text:p text:style-name="P6">OK</text:p>
      <text:p text:style-name="P6">5110820</text:p>
      <text:p text:style-name="P6">hive&gt;select a.spendby, round(sum(a.amount),2) as typesale, round ((sum(a.amount)/total*100),2) as salespercent from txnrecords a, totalsale b group by a.spendby , b.total;</text:p>
      <text:p text:style-name="P5"><text:s/><text:span text:style-name="T2">cash<text:tab/>187685.61<text:tab/>3.67</text:span></text:p>
      <text:p text:style-name="P6"><text:s/>credit<text:tab/>4923134.93<text:tab/>96.33</text:p>
      <text:p text:style-name="P6"/>
      <text:p text:style-name="P9">PART B</text:p>
      <text:p text:style-name="P36">hive&gt; create table NYSE1(exchangeName String, stock_symbol String, stock_date date, stock_price_open double, stock_price_high double, stock_price_low double, stock_price_close double, stock_volume bigint, <text:s/>stock_price_adj_close double)row format delimited fields terminated by ',' stored as textfile;</text:p>
      <text:p text:style-name="P34">hive&gt;LOAD DATA LOCAL INPATH '/home/hduser/NYSE.csv' OVERWRITE INTO TABLE NYSE1;</text:p>
      <text:p text:style-name="P15">hive&gt;</text:p>
      <text:p text:style-name="P16"/>
      <text:p text:style-name="P16">1. find total variance for each stock.</text:p>
      <text:p text:style-name="P17">Ans:</text:p>
      <text:p text:style-name="P17"><text:s/>hive&gt;select stock_symbol, round(((stock_price_high-stock_price_low)*100/stock_price_low),2) from NYSE1 limit 10;</text:p>
      <text:p text:style-name="P17">OK</text:p>
      <text:p text:style-name="P17">AEA<text:tab/>4.99</text:p>
      <text:p text:style-name="P17">AEA<text:tab/>7.58</text:p>
      <text:p text:style-name="P17">AEA<text:tab/>6.83</text:p>
      <text:p text:style-name="P17">AEA<text:tab/>4.22</text:p>
      <text:p text:style-name="P17">AEA<text:tab/>8.23</text:p>
      <text:p text:style-name="P17">AEA<text:tab/>5.13</text:p>
      <text:p text:style-name="P17">AEA<text:tab/>6.09</text:p>
      <text:p text:style-name="P17">AEA<text:tab/>8.52</text:p>
      <text:p text:style-name="P17">AEA<text:tab/>7.72</text:p>
      <text:p text:style-name="P17">AEA<text:tab/>7.69</text:p>
      <text:p text:style-name="P16"><text:span text:style-name="T3"/></text:p>
      <text:p text:style-name="P16">2. find total volume for each stock.</text:p>
      <text:p text:style-name="P17">hive&gt;select stock_symbol, sum(stock_volume) from NYSE1 group by stock_symbol limit 10;</text:p>
      <text:p text:style-name="P33">AA<text:tab/>42061448400</text:p>
      <text:p text:style-name="P35">AAI<text:tab/>5246821400</text:p>
      <text:p text:style-name="P35">AAN<text:tab/>817567400</text:p>
      <text:p text:style-name="P35">AAP<text:tab/>2802701500</text:p>
      <text:p text:style-name="P35">AAR<text:tab/>49882000</text:p>
      <text:p text:style-name="P35">AAV<text:tab/>834246600</text:p>
      <text:p text:style-name="P35">AB<text:tab/>1125446300</text:p>
      <text:p text:style-name="P35">ABA<text:tab/>11686500</text:p>
      <text:p text:style-name="P35">ABB<text:tab/>4532301800</text:p>
      <text:p text:style-name="P35"><text:soft-page-break/>ABD<text:tab/>469354400</text:p>
      <text:p text:style-name="P35"/>
      <text:p text:style-name="P35"/>
      <text:p text:style-name="P8"/>
      <text:p text:style-name="P8"/>
      <text:p text:style-name="P8"/>
      <text:p text:style-name="Text_20_body"/>
      <text:p text:style-name="P8"/>
      <text:p text:style-name="P8"/>
      <text:p text:style-name="P8"/>
      <text:p text:style-name="P10">PART C</text:p>
      <text:p text:style-name="P7"/>
      <text:p text:style-name="P12"><text:span text:style-name="T3">create margin.jar file→ run the jar file → hadoop jar margin.jar /niit/RetailData /niit/margin_data-→store the output→ check the output → hadoop fs -cat /niit/margin_data/p*.</text:span></text:p>
      <text:p text:style-name="P12"><text:span text:style-name="T3"/></text:p>
      <text:p text:style-name="P12"><text:span text:style-name="T3"><text:s/>hive&gt; create external table margin (prodno string, qty int, profit bigint, margin_pc double) row format delimited fields <text:s/>terminated by ',' stored as textfile location '/niit/margin_data';</text:span></text:p>
      <text:p text:style-name="P12"><text:span text:style-name="T3"/></text:p>
      <text:p text:style-name="P12"><text:span text:style-name="T3">hive&gt;select * from margin;</text:span></text:p>
      <text:p text:style-name="P12"><text:span text:style-name="T3"/></text:p>
      <text:p text:style-name="P12"><text:span text:style-name="T3">1. <text:s/></text:span><text:span text:style-name="T4">Total net </text:span><text:span text:style-name="T3">profit</text:span></text:p>
      <text:p text:style-name="P13"><text:span text:style-name="T3">Ans:</text:span></text:p>
      <text:p text:style-name="P12"><text:span text:style-name="T3">hive&gt;select sum(profit) from margin;</text:span></text:p>
      <text:p text:style-name="P12"><text:span text:style-name="T3">16163257</text:span></text:p>
      <text:p text:style-name="P12"><text:span text:style-name="T3"/></text:p>
      <text:p text:style-name="P12"><text:span text:style-name="T4">2. find the percentage for those product who are having moretahn 10%.</text:span></text:p>
      <text:p text:style-name="P13"><text:span text:style-name="T3">Ans:</text:span></text:p>
      <text:p text:style-name="P13"><text:span text:style-name="T3">hive&gt;create table grossprofit (ptotal bigint);</text:span></text:p>
      <text:p text:style-name="P13"><text:span text:style-name="T3">hive&gt;insert overwrite table grossprofit select sum(profit) from margin where profit &gt;0;</text:span></text:p>
      <text:p text:style-name="P13"><text:span text:style-name="T3">hive&gt; select sum(a.profit) as total_profit,(sum(a.profit)*100/b.ptotal) as profit_pc from margin a, grossprofit b where a.margin_pc &gt;10 group by b.ptotal;</text:span></text:p>
      <text:p text:style-name="P13"><text:span text:style-name="T3">14899667<text:tab/>89.56923688430594</text:span></text:p>
      <text:p text:style-name="P12"><text:span text:style-name="T4"/></text:p>
      <text:p text:style-name="P12"><text:span text:style-name="T4">3. find the total volume of business(qty) <text:s/>for those product whose margin morethan 10%</text:span></text:p>
      <text:p text:style-name="P18">Ans:</text:p>
      <text:p text:style-name="P18">hive&gt;select prodno,qty from margin where margin_pc &gt;10 limit 10;</text:p>
      <text:p text:style-name="P18">0002884011363<text:tab/>1</text:p>
      <text:p text:style-name="P18">0008635012177<text:tab/>167</text:p>
      <text:p text:style-name="P18">0008635099680<text:tab/>30</text:p>
      <text:p text:style-name="P18">0010742201412<text:tab/>27</text:p>
      <text:p text:style-name="P18">0010742201610<text:tab/>30</text:p>
      <text:p text:style-name="P18">0010742201719<text:tab/>17</text:p>
      <text:p text:style-name="P18">0010742201818<text:tab/>21</text:p>
      <text:p text:style-name="P18">0010742202112<text:tab/>3</text:p>
      <text:p text:style-name="P18">0010742202211<text:tab/>28</text:p>
      <text:p text:style-name="P18">0010742206615<text:tab/>35</text:p>
      <text:p text:style-name="P18"/>
      <text:p text:style-name="P18"/>
      <text:p text:style-name="P18"><text:soft-page-break/>4. Find the gross Profit.</text:p>
      <text:p text:style-name="P18">hive&gt;select sum(profit) from margin where profit &gt;0; </text:p>
      <text:p text:style-name="P18">16634804</text:p>
      <text:p text:style-name="P18"/>
      <text:p text:style-name="P18">5.find gross loss.</text:p>
      <text:p text:style-name="P18">Ans:---</text:p>
      <text:p text:style-name="P18">hive&gt; select sum(profit*-1) from margin where profit &lt;0;</text:p>
      <text:p text:style-name="P18">471547</text:p>
      <text:p text:style-name="P18">6. find(gross loss/gross profit*100) % should be as less as possible.</text:p>
      <text:p text:style-name="P18">hive&gt;create table grossprofit (profittotal bigint); <text:s text:c="10"/>(already created )</text:p>
      <text:p text:style-name="P18">hive&gt; insert overwrite table grossprofit select sum(profit) from margin where profit &gt;0;</text:p>
      <text:p text:style-name="P18">hive&gt;create table grossloss (ltotal bigint);</text:p>
      <text:p text:style-name="P18">hive&gt;insert overwrite table grossloss select sum(profit) from margin where profit &lt;0;</text:p>
      <text:p text:style-name="P19">hive&gt;<text:span text:style-name="T5">select (b.ltotal*100/a.ptotal) as loss_pc from grossprofit a,grossloss b;</text:span></text:p>
      <text:p text:style-name="P20">-2.834701268497062</text:p>
      <text:p text:style-name="P20"/>
      <text:p text:style-name="P20"/>
      <text:p text:style-name="P31">OLYMPIC ANALYSIS</text:p>
      <text:p text:style-name="P21"/>
      <text:p text:style-name="P21">* create new database Olympic</text:p>
      <text:p text:style-name="P21">hive&gt;create database olympic;</text:p>
      <text:p text:style-name="P21">hive&gt; use olympic;</text:p>
      <text:p text:style-name="P21"/>
      <text:p text:style-name="P21">* create table</text:p>
      <text:p text:style-name="P21">hive&gt;create table olympic (athelete STRING,age INT,country STRING,year STRING,closing STRING,sport STRING,gold INT,silver INT,bronze INT,total INT) row format delimited fields terminated by '\t' stored as textfile;</text:p>
      <text:p text:style-name="P21">*<text:span text:style-name="T6">load the data </text:span></text:p>
      <text:p text:style-name="P22">hive&gt;LOAD DATA LOCAL INPATH '/home/hduser/olympic_data.csv' OVERWRITE INTO TABLE olympic;</text:p>
      <text:p text:style-name="P22">hive&gt; select * from olympic limit 10;</text:p>
      <text:p text:style-name="P22">OK</text:p>
      <text:p text:style-name="P22">Michael Phelps<text:tab/>23<text:tab/>United States<text:tab/>2008<text:tab/>08-24-08<text:tab/>Swimming<text:tab/>80<text:tab/>0<text:tab/>8</text:p>
      <text:p text:style-name="P22">Michael Phelps<text:tab/>19<text:tab/>United States<text:tab/>2004<text:tab/>08-29-04<text:tab/>Swimming<text:tab/>60<text:tab/>2<text:tab/>8</text:p>
      <text:p text:style-name="P22">Michael Phelps<text:tab/>27<text:tab/>United States<text:tab/>2012<text:tab/>08-12-12<text:tab/>Swimming<text:tab/>42<text:tab/>0<text:tab/>6</text:p>
      <text:p text:style-name="P22">Natalie Coughlin<text:tab/>25<text:tab/>United States<text:tab/>2008<text:tab/>08-24-08<text:tab/>Swimming1<text:tab/>2<text:tab/>3<text:tab/>6</text:p>
      <text:p text:style-name="P22">Aleksey Nemov<text:tab/>24<text:tab/>Russia<text:tab/>2000<text:tab/>10-01-00<text:tab/>Gymnastics<text:tab/>2<text:tab/>13<text:tab/>6</text:p>
      <text:p text:style-name="P22">Alicia Coutts<text:tab/>24<text:tab/>Australia<text:tab/>2012<text:tab/>08-12-12<text:tab/>Swimming<text:tab/>13<text:tab/>1<text:tab/>5</text:p>
      <text:p text:style-name="P22">Missy Franklin<text:tab/>17<text:tab/>United States<text:tab/>2012<text:tab/>08-12-12<text:tab/>Swimming<text:tab/>40<text:tab/>1<text:tab/>5</text:p>
      <text:p text:style-name="P22">Ryan Lochte<text:tab/>27<text:tab/>United States<text:tab/>2012<text:tab/>08-12-12<text:tab/>Swimming<text:tab/>22<text:tab/>1<text:tab/>5</text:p>
      <text:p text:style-name="P22">Allison Schmitt<text:tab/>22<text:tab/>United States<text:tab/>2012<text:tab/>08-12-12<text:tab/>Swimming<text:tab/>31<text:tab/>1<text:tab/>5</text:p>
      <text:p text:style-name="P22">Natalie Coughlin<text:tab/>21<text:tab/>United States<text:tab/>2004<text:tab/>08-29-04<text:tab/>Swimming2<text:tab/>2<text:tab/>1<text:tab/>5</text:p>
      <text:p text:style-name="P22">Time taken: 0.092 seconds, Fetched: 10 row(s)</text:p>
      <text:p text:style-name="P22">hive&gt; </text:p>
      <text:p text:style-name="P22"/>
      <text:p text:style-name="P14"/>
      <text:p text:style-name="P14"/>
      <text:p text:style-name="P14"/>
      <text:p text:style-name="P14"/>
      <text:p text:style-name="P14"><text:soft-page-break/>Queries</text:p>
      <text:p text:style-name="P22">1. Using the dataset list the total number of medals won by each country in swimming.?</text:p>
      <text:p text:style-name="P22">Ans:</text:p>
      <text:p text:style-name="P22">hive&gt;select country,sport,sum(total) as medals from olympic where sport='Swimming' group by country,sport order by medals desc;</text:p>
      <text:p text:style-name="P22">United States<text:tab/>Swimming<text:tab/>267</text:p>
      <text:p text:style-name="P22">Australia<text:tab/>Swimming<text:tab/>163</text:p>
      <text:p text:style-name="P22">Netherlands<text:tab/>Swimming<text:tab/>46</text:p>
      <text:p text:style-name="P22">Japan<text:tab/>Swimming<text:tab/>43</text:p>
      <text:p text:style-name="P22">France<text:tab/>Swimming<text:tab/>39</text:p>
      <text:p text:style-name="P22">China<text:tab/>Swimming<text:tab/>35</text:p>
      <text:p text:style-name="P22">Germany<text:tab/>Swimming<text:tab/>32</text:p>
      <text:p text:style-name="P22">Russia<text:tab/>Swimming<text:tab/>20</text:p>
      <text:p text:style-name="P22">Italy<text:tab/>Swimming<text:tab/>16</text:p>
      <text:p text:style-name="P22">South Africa<text:tab/>Swimming<text:tab/>11</text:p>
      <text:p text:style-name="P22">Great Britain<text:tab/>Swimming<text:tab/>11</text:p>
      <text:p text:style-name="P22">Hungary<text:tab/>Swimming<text:tab/>9</text:p>
      <text:p text:style-name="P22">Sweden<text:tab/>Swimming<text:tab/>9</text:p>
      <text:p text:style-name="P22">Brazil<text:tab/>Swimming<text:tab/>8</text:p>
      <text:p text:style-name="P22">Ukraine<text:tab/>Swimming<text:tab/>7</text:p>
      <text:p text:style-name="P22">Zimbabwe<text:tab/>Swimming<text:tab/>7</text:p>
      <text:p text:style-name="P22">Romania<text:tab/>Swimming<text:tab/>6</text:p>
      <text:p text:style-name="P22">Canada<text:tab/>Swimming<text:tab/>5</text:p>
      <text:p text:style-name="P22">South Korea<text:tab/>Swimming<text:tab/>4</text:p>
      <text:p text:style-name="P22">Poland<text:tab/>Swimming<text:tab/>3</text:p>
      <text:p text:style-name="P22">Tunisia<text:tab/>Swimming<text:tab/>3</text:p>
      <text:p text:style-name="P22">Spain<text:tab/>Swimming<text:tab/>3</text:p>
      <text:p text:style-name="P22">Austria<text:tab/>Swimming<text:tab/>3</text:p>
      <text:p text:style-name="P22">Norway<text:tab/>Swimming<text:tab/>2</text:p>
      <text:p text:style-name="P22">Slovakia<text:tab/>Swimming<text:tab/>2</text:p>
      <text:p text:style-name="P22">Belarus<text:tab/>Swimming<text:tab/>2</text:p>
      <text:p text:style-name="P22">Costa Rica<text:tab/>Swimming<text:tab/>2</text:p>
      <text:p text:style-name="P22">Lithuania<text:tab/>Swimming<text:tab/>1</text:p>
      <text:p text:style-name="P22">Trinidad and Tobago<text:tab/>Swimming<text:tab/>1</text:p>
      <text:p text:style-name="P22">Slovenia<text:tab/>Swimming<text:tab/>1</text:p>
      <text:p text:style-name="P22">Serbia<text:tab/>Swimming<text:tab/>1</text:p>
      <text:p text:style-name="P22">Denmark<text:tab/>Swimming<text:tab/>1</text:p>
      <text:p text:style-name="P22">Croatia<text:tab/>Swimming<text:tab/>1</text:p>
      <text:p text:style-name="P22">Argentina<text:tab/>Swimming<text:tab/>1</text:p>
      <text:p text:style-name="P22">Time taken: 56.993 seconds, Fetched: 34 row(s)</text:p>
      <text:p text:style-name="P22">hive&gt; </text:p>
      <text:p text:style-name="P22"/>
      <text:p text:style-name="P22">2. Display real life number of medals India won year wise.</text:p>
      <text:p text:style-name="P22">Ans:</text:p>
      <text:p text:style-name="P22">hive&gt;select country,year,sum(total) from olympic where country='India' group by country,year;</text:p>
      <text:p text:style-name="P23">India<text:tab/>2000<text:tab/>1</text:p>
      <text:p text:style-name="P23">India<text:tab/>2004<text:tab/>1</text:p>
      <text:p text:style-name="P23">India<text:tab/>2008<text:tab/>3</text:p>
      <text:p text:style-name="P23">India<text:tab/>2012<text:tab/>6</text:p>
      <text:p text:style-name="P22"><text:soft-page-break/>3. Find the total number of medals each country won display the name along with total medals.</text:p>
      <text:p text:style-name="P23">Ans:</text:p>
      <text:p text:style-name="P23">hive&gt; select country,sum(total) as medal from olympic group by country limit 10;</text:p>
      <text:p text:style-name="P23">Afghanistan<text:tab/>2</text:p>
      <text:p text:style-name="P23">Algeria<text:tab/>8</text:p>
      <text:p text:style-name="P23">Argentina<text:tab/>141</text:p>
      <text:p text:style-name="P23">Armenia<text:tab/>10</text:p>
      <text:p text:style-name="P23">Australia<text:tab/>609</text:p>
      <text:p text:style-name="P23">Austria<text:tab/>91</text:p>
      <text:p text:style-name="P23">Azerbaijan<text:tab/>25</text:p>
      <text:p text:style-name="P23">Bahamas<text:tab/>24</text:p>
      <text:p text:style-name="P23">Bahrain<text:tab/>1</text:p>
      <text:p text:style-name="P23">Barbados<text:tab/>1</text:p>
      <text:p text:style-name="P23"/>
      <text:p text:style-name="P22">4. Find the real life number of gold medals each country won.</text:p>
      <text:p text:style-name="P23">Ans:</text:p>
      <text:p text:style-name="P23">hive&gt;select country,sum(gold) as gold_medal from olympic group by country limit 10;</text:p>
      <text:p text:style-name="P23">Afghanistan<text:tab/>0</text:p>
      <text:p text:style-name="P23">Algeria<text:tab/>2</text:p>
      <text:p text:style-name="P23">Argentina<text:tab/>49</text:p>
      <text:p text:style-name="P23">Armenia<text:tab/>0</text:p>
      <text:p text:style-name="P23">Australia<text:tab/>163</text:p>
      <text:p text:style-name="P23">Austria<text:tab/>36</text:p>
      <text:p text:style-name="P23">Azerbaijan<text:tab/>6</text:p>
      <text:p text:style-name="P23">Bahamas<text:tab/>11</text:p>
      <text:p text:style-name="P23">Bahrain<text:tab/>0</text:p>
      <text:p text:style-name="P23">Barbados<text:tab/>0</text:p>
      <text:p text:style-name="P22">5. Which country got medals for Shooting, year wise classification.</text:p>
      <text:p text:style-name="P23">Ans:</text:p>
      <text:p text:style-name="P23">hive&gt; create table out1 (country string,year string,sport string,total_medal int) row format delimited fields terminated by ',' stored as textfile;</text:p>
      <text:p text:style-name="P23">OK</text:p>
      <text:p text:style-name="P23">Time taken: 0.075 seconds</text:p>
      <text:p text:style-name="P23">hive&gt; desc out1;</text:p>
      <text:p text:style-name="P23">OK</text:p>
      <text:p text:style-name="P23">country <text:s text:c="12"/><text:tab/>string <text:s text:c="13"/><text:tab/> <text:s text:c="19"/></text:p>
      <text:p text:style-name="P23">year <text:s text:c="15"/><text:tab/>string <text:s text:c="13"/><text:tab/> <text:s text:c="19"/></text:p>
      <text:p text:style-name="P23">sport <text:s text:c="14"/><text:tab/>string <text:s text:c="13"/><text:tab/> <text:s text:c="19"/></text:p>
      <text:p text:style-name="P23">total_medal <text:s text:c="8"/><text:tab/>int <text:s text:c="16"/><text:tab/> <text:s text:c="19"/></text:p>
      <text:p text:style-name="P23">Time taken: 0.089 seconds, Fetched: 4 row(s)</text:p>
      <text:p text:style-name="P23">hive&gt; insert overwrite table out1 select country,year,sport ,total from olympic where sport='Shooting' group by country,year,sport,total;</text:p>
      <text:p text:style-name="P23"/>
      <text:p text:style-name="P23">hive&gt; select * from out1 limit 10;</text:p>
      <text:p text:style-name="P23">OK</text:p>
      <text:p text:style-name="P23">Australia<text:tab/>2000<text:tab/>Shooting<text:tab/>1</text:p>
      <text:p text:style-name="P23">Australia<text:tab/>2004<text:tab/>Shooting<text:tab/>1</text:p>
      <text:p text:style-name="P23">Australia<text:tab/>2008<text:tab/>Shooting<text:tab/>1</text:p>
      <text:p text:style-name="P23">Austria<text:tab/>2004<text:tab/>Shooting<text:tab/>1</text:p>
      <text:p text:style-name="P23"><text:soft-page-break/>Azerbaijan<text:tab/>2000<text:tab/>Shooting<text:tab/>1</text:p>
      <text:p text:style-name="P23">Azerbaijan<text:tab/>2004<text:tab/>Shooting<text:tab/>1</text:p>
      <text:p text:style-name="P23">Belarus<text:tab/>2000<text:tab/>Shooting<text:tab/>1</text:p>
      <text:p text:style-name="P23">Belarus<text:tab/>2000<text:tab/>Shooting<text:tab/>2</text:p>
      <text:p text:style-name="P23">Belarus<text:tab/>2004<text:tab/>Shooting<text:tab/>1</text:p>
      <text:p text:style-name="P23">Belarus<text:tab/>2012<text:tab/>Shooting<text:tab/>1</text:p>
      <text:p text:style-name="P23">Time taken: 0.051 seconds, Fetched: 10 row(s)</text:p>
      <text:p text:style-name="P23">hive&gt; </text:p>
      <text:p text:style-name="P23"/>
      <text:p text:style-name="P23">YEAR 2000</text:p>
      <text:p text:style-name="P23">Ans:</text:p>
      <text:p text:style-name="P23">hive&gt;select year,country,total_medal from out1 where year='2000'group by year,country,total_medal limit 10;</text:p>
      <text:p text:style-name="P23">2000<text:tab/>Australia<text:tab/>1</text:p>
      <text:p text:style-name="P23">2000<text:tab/>Azerbaijan<text:tab/>1</text:p>
      <text:p text:style-name="P23">2000<text:tab/>Belarus<text:tab/>1</text:p>
      <text:p text:style-name="P23">2000<text:tab/>Belarus<text:tab/>2</text:p>
      <text:p text:style-name="P23">2000<text:tab/>Bulgaria<text:tab/>1</text:p>
      <text:p text:style-name="P23">2000<text:tab/>China<text:tab/>1</text:p>
      <text:p text:style-name="P23">2000<text:tab/>China<text:tab/>2</text:p>
      <text:p text:style-name="P23">2000<text:tab/>Czech Republic<text:tab/>1</text:p>
      <text:p text:style-name="P23">2000<text:tab/>Denmark<text:tab/>1</text:p>
      <text:p text:style-name="P23">2000<text:tab/>Finland<text:tab/>1</text:p>
      <text:p text:style-name="P23">Time taken: 26.998 seconds, Fetched: 10 row(s)</text:p>
      <text:p text:style-name="P23">hive&gt; </text:p>
      <text:p text:style-name="P23"/>
      <text:p text:style-name="P23">YEAR 2004</text:p>
      <text:p text:style-name="P23">Ans:</text:p>
      <text:p text:style-name="P24">hive&gt; select year,country,total_medal from out1 where year='2004'group by year,country,total_medal limit 10;</text:p>
      <text:p text:style-name="P24">Total MapReduce CPU Time Spent: 3 seconds 370 msec</text:p>
      <text:p text:style-name="P24">OK</text:p>
      <text:p text:style-name="P24">2004<text:tab/>Australia<text:tab/>1</text:p>
      <text:p text:style-name="P24">2004<text:tab/>Austria<text:tab/>1</text:p>
      <text:p text:style-name="P24">2004<text:tab/>Azerbaijan<text:tab/>1</text:p>
      <text:p text:style-name="P24">2004<text:tab/>Belarus<text:tab/>1</text:p>
      <text:p text:style-name="P24">2004<text:tab/>Bulgaria<text:tab/>2</text:p>
      <text:p text:style-name="P24">2004<text:tab/>China<text:tab/>1</text:p>
      <text:p text:style-name="P24">2004<text:tab/>Cuba<text:tab/>1</text:p>
      <text:p text:style-name="P24">2004<text:tab/>Czech Republic<text:tab/>1</text:p>
      <text:p text:style-name="P24">2004<text:tab/>Finland<text:tab/>1</text:p>
      <text:p text:style-name="P24">2004<text:tab/>Germany<text:tab/>1</text:p>
      <text:p text:style-name="P24">Time taken: 26.008 seconds, Fetched: 10 row(s)</text:p>
      <text:p text:style-name="P24">hive&gt; </text:p>
      <text:p text:style-name="P24"/>
      <text:p text:style-name="P24">YEAR 2008</text:p>
      <text:p text:style-name="P24">Ans:</text:p>
      <text:p text:style-name="P24">hive&gt; select year,country,total_medal from out1 where year='2008'group by year,country,total_medal limit 10;</text:p>
      <text:p text:style-name="P25"><text:soft-page-break/>2008<text:tab/>Australia<text:tab/>1</text:p>
      <text:p text:style-name="P25">2008<text:tab/>China<text:tab/>1</text:p>
      <text:p text:style-name="P25">2008<text:tab/>Croatia<text:tab/>1</text:p>
      <text:p text:style-name="P25">2008<text:tab/>Cuba<text:tab/>1</text:p>
      <text:p text:style-name="P25">2008<text:tab/>Czech Republic<text:tab/>1</text:p>
      <text:p text:style-name="P25">2008<text:tab/>Czech Republic<text:tab/>2</text:p>
      <text:p text:style-name="P25">2008<text:tab/>Finland<text:tab/>1</text:p>
      <text:p text:style-name="P25">2008<text:tab/>France<text:tab/>1</text:p>
      <text:p text:style-name="P25">2008<text:tab/>Georgia<text:tab/>1</text:p>
      <text:p text:style-name="P25">2008<text:tab/>Germany<text:tab/>1</text:p>
      <text:p text:style-name="P25">Time taken: 25.458 seconds, Fetched: 10 row(s)</text:p>
      <text:p text:style-name="P24"/>
      <text:p text:style-name="P24"/>
      <text:p text:style-name="P24">YEAR 2012</text:p>
      <text:p text:style-name="P24">Ans:</text:p>
      <text:p text:style-name="P24">hive&gt; select year,country,total_medal from out1 where year='2012'group by year,country,total_medal limit 10;</text:p>
      <text:p text:style-name="P25">2012<text:tab/>Belarus<text:tab/>1</text:p>
      <text:p text:style-name="P25">2012<text:tab/>Belgium<text:tab/>1</text:p>
      <text:p text:style-name="P25">2012<text:tab/>China<text:tab/>1</text:p>
      <text:p text:style-name="P25">2012<text:tab/>Croatia<text:tab/>1</text:p>
      <text:p text:style-name="P25">2012<text:tab/>Cuba<text:tab/>1</text:p>
      <text:p text:style-name="P25">2012<text:tab/>Czech Republic<text:tab/>1</text:p>
      <text:p text:style-name="P25">2012<text:tab/>Denmark<text:tab/>1</text:p>
      <text:p text:style-name="P25">2012<text:tab/>France<text:tab/>1</text:p>
      <text:p text:style-name="P25">2012<text:tab/>Great Britain<text:tab/>1</text:p>
      <text:p text:style-name="P25">2012<text:tab/>India<text:tab/>1</text:p>
      <text:p text:style-name="P25">Time taken: 26.386 seconds, Fetched: 10 row(s)</text:p>
      <text:p text:style-name="P25">hive&gt; </text:p>
      <text:p text:style-name="P25"/>
      <text:p text:style-name="P25"/>
      <text:p text:style-name="P32">PETROL ANALYSIS</text:p>
      <text:p text:style-name="P25"/>
      <text:p text:style-name="P25">*<text:span text:style-name="T7">create database</text:span></text:p>
      <text:p text:style-name="P26">hive&gt; create database petrol;</text:p>
      <text:p text:style-name="P26">OK</text:p>
      <text:p text:style-name="P26">Time taken: 0.035 seconds</text:p>
      <text:p text:style-name="P26">hive&gt; use petrol;</text:p>
      <text:p text:style-name="P26">OK</text:p>
      <text:p text:style-name="P26">Time taken: 0.018 seconds</text:p>
      <text:p text:style-name="P26">hive</text:p>
      <text:p text:style-name="P26"/>
      <text:p text:style-name="P26">*create table</text:p>
      <text:p text:style-name="P26"/>
      <text:p text:style-name="P26">hive&gt;</text:p>
      <text:p text:style-name="P26"><text:s/>create table petrol (distributer_id STRING, distributer_name STRING, amt_IN STRING, amy_OUT STRING, vol_IN INT, vol_OUT INT, year INT) <text:s/>row format delimited fields terminated by ',' stored as textfile;</text:p>
      <text:p text:style-name="P26">OK</text:p>
      <text:p text:style-name="P26"><text:soft-page-break/>Time taken: 0.117 seconds</text:p>
      <text:p text:style-name="P26">hive&gt; </text:p>
      <text:p text:style-name="P26"/>
      <text:p text:style-name="P26">* Loading the data</text:p>
      <text:p text:style-name="P26">hive&gt; LOAD DATA LOCAL INPATH '/home/hduser/petrol_data.txt' OVERWRITE INTO TABLE petrol;</text:p>
      <text:p text:style-name="P26">Loading data to table petrol.petrol</text:p>
      <text:p text:style-name="P26">Table petrol.petrol stats: [numFiles=1, numRows=0, totalSize=18681, rawDataSize=0]</text:p>
      <text:p text:style-name="P26">OK</text:p>
      <text:p text:style-name="P26">Time taken: 0.292 seconds</text:p>
      <text:p text:style-name="P26">* creating new table</text:p>
      <text:p text:style-name="P26">hive&gt;create table petrol1 (distributer_id STRING,distributer_name STRING,amt_IN INT,amt_OUT INT,vol_IN INT,vol_OUT INT,year INT) row format delimited fields terminated by ',' stored as textfile;</text:p>
      <text:p text:style-name="P27">hive&gt;insert overwrite table petrol1 select distributer_id,distributer_name,regexp_replace(amt_IN,"\\$",""),regexp_replace(amy_OUT,"\\$",""),vol_IN,vol_OUT,year from petrol;</text:p>
      <text:p text:style-name="P27"/>
      <text:p text:style-name="P27"/>
      <text:p text:style-name="P27">Queries</text:p>
      <text:p text:style-name="P27">1. In real life what is the total amount of petrol in volume sold by every distributor.</text:p>
      <text:p text:style-name="P27">Ans:</text:p>
      <text:p text:style-name="P27">hive&gt;select distributer_id,distributer_name,sum(vol_out) as total from petrol group by distributer_id,distributer_name limit 10;</text:p>
      <text:p text:style-name="P27">A0I 5Q8<text:tab/>reliance<text:tab/>818</text:p>
      <text:p text:style-name="P27">A0M 0G6<text:tab/>Bharat<text:tab/>691</text:p>
      <text:p text:style-name="P27">A0P 2M4<text:tab/>Bharat<text:tab/>662</text:p>
      <text:p text:style-name="P27">A0V 7Q3<text:tab/>Bharat<text:tab/>880</text:p>
      <text:p text:style-name="P27">A0X 9H9<text:tab/>hindustan<text:tab/>625</text:p>
      <text:p text:style-name="P27">A2M 7X9<text:tab/>hindustan<text:tab/>858</text:p>
      <text:p text:style-name="P27">A2S 5V8<text:tab/>shell<text:tab/>849</text:p>
      <text:p text:style-name="P27">A2W 5W2<text:tab/>reliance<text:tab/>764</text:p>
      <text:p text:style-name="P27">A4U 9B2<text:tab/>hindustan<text:tab/>731</text:p>
      <text:p text:style-name="P27">A5Q 3H2<text:tab/>Bharat<text:tab/>870</text:p>
      <text:p text:style-name="P27">2. Which are the top 10 distributors ID’s for selling petrol and also display the amount of petrol sold in volume by them individually</text:p>
      <text:p text:style-name="P27">Ans:</text:p>
      <text:p text:style-name="P27">hive&gt;select distributer_id,distributer_name,sum(vol_out) as total from petrol group by distributer_id,distributer_name order by total desc limit 10;</text:p>
      <text:p text:style-name="P27">OK</text:p>
      <text:p text:style-name="P27">T1A 9W4<text:tab/>reliance<text:tab/>899</text:p>
      <text:p text:style-name="P27">S8W 0P4<text:tab/>reliance<text:tab/>899</text:p>
      <text:p text:style-name="P27">V8U 2T6<text:tab/>shell<text:tab/>898</text:p>
      <text:p text:style-name="P27">O9P 9S3<text:tab/>reliance<text:tab/>897</text:p>
      <text:p text:style-name="P27">O8A 6Z5<text:tab/>Bharat<text:tab/>897</text:p>
      <text:p text:style-name="P27">F6W 6H3<text:tab/>shell<text:tab/>896</text:p>
      <text:p text:style-name="P27">M6S 1P4<text:tab/>Bharat<text:tab/>895</text:p>
      <text:p text:style-name="P27">N5Q 8E5<text:tab/>Bharat<text:tab/>895</text:p>
      <text:p text:style-name="P27">J4M 4G3<text:tab/>shell<text:tab/>895</text:p>
      <text:p text:style-name="P27">E6O 9P1<text:tab/>Bharat<text:tab/>895</text:p>
      <text:p text:style-name="P27"><text:soft-page-break/>Time taken: 59.018 seconds, Fetched: 10 row(s)</text:p>
      <text:p text:style-name="P27">hive&gt; </text:p>
      <text:p text:style-name="P27"/>
      <text:p text:style-name="P27">3. Find real life 10 distributor name who sold petrol in the least amount.</text:p>
      <text:p text:style-name="P27">Hive&gt; select distributer_id,distributer_name,sum(vol_out) as total from petrol group by distributer_id,distributer_name order by total limit 10;</text:p>
      <text:p text:style-name="P27">F4D 6K2<text:tab/>Bharat<text:tab/>602</text:p>
      <text:p text:style-name="P27">H7M 4M4<text:tab/>Bharat<text:tab/>603</text:p>
      <text:p text:style-name="P27">G9F 6U7<text:tab/>hindustan<text:tab/>607</text:p>
      <text:p text:style-name="P27">R3W 2E3<text:tab/>shell<text:tab/>608</text:p>
      <text:p text:style-name="P27">O5D 2R6<text:tab/>hindustan<text:tab/>610</text:p>
      <text:p text:style-name="P27">H4P 6A9<text:tab/>Bharat<text:tab/>610</text:p>
      <text:p text:style-name="P27">V0Z 0F6<text:tab/>reliance<text:tab/>612</text:p>
      <text:p text:style-name="P27">O0D 0L1<text:tab/>shell<text:tab/>612</text:p>
      <text:p text:style-name="P27">W0M 8R7<text:tab/>shell<text:tab/>612</text:p>
      <text:p text:style-name="P27">L9H 1K6<text:tab/>hindustan<text:tab/>613</text:p>
      <text:p text:style-name="P27">Time taken: 58.101 seconds, Fetched: 10 row(s)</text:p>
      <text:p text:style-name="P27">hive&gt; </text:p>
      <text:p text:style-name="P27"/>
      <text:p text:style-name="P27">4.The constraint to this query is the difference between volumeIN and volumeOuT is illegal in real life if greater than 500. As we see all distributors are receiving patrols on every next cycle.</text:p>
      <text:p text:style-name="P27"/>
      <text:p text:style-name="P27">List all distributors who have this difference, along with the year and the difference which they have in that year.</text:p>
      <text:p text:style-name="P27">Hint: (vol_IN-vol_OUT)&gt;500</text:p>
      <text:p text:style-name="P27">Ans:</text:p>
      <text:p text:style-name="P29">hive&gt; select distributer_id,distributer_name,year,(vol_in-vol_out) as diff from petrol group by distributer_id,(vol_in-vol_out),distributer_name,year order by diff desc limit 10 ;</text:p>
      <text:p text:style-name="P29"/>
      <text:p text:style-name="P29">E6U 0I2<text:tab/>hindustan<text:tab/>1646<text:tab/>483</text:p>
      <text:p text:style-name="P29">R3W 2E3<text:tab/>shell<text:tab/>1767<text:tab/>480</text:p>
      <text:p text:style-name="P29">I2N 7S1<text:tab/>shell<text:tab/>1935<text:tab/>478</text:p>
      <text:p text:style-name="P29">A7Z 3L9<text:tab/>shell<text:tab/>1795<text:tab/>474</text:p>
      <text:p text:style-name="P29">V8S 4P6<text:tab/>Bharat<text:tab/>1732<text:tab/>464</text:p>
      <text:p text:style-name="P29">C0G 8G1<text:tab/>shell<text:tab/>1843<text:tab/>460</text:p>
      <text:p text:style-name="P29">C9B 3Q8<text:tab/>reliance<text:tab/>1782<text:tab/>457</text:p>
      <text:p text:style-name="P29">M1J 2H6<text:tab/>shell<text:tab/>1693<text:tab/>455</text:p>
      <text:p text:style-name="P29">T4L 8D0<text:tab/>reliance<text:tab/>2000<text:tab/>452</text:p>
      <text:p text:style-name="P29">J7Z 9V4<text:tab/>shell<text:tab/>1748<text:tab/>446</text:p>
      <text:p text:style-name="P29"/>
      <text:p text:style-name="P28"><text:span text:style-name="T8">There is no such a <text:s/></text:span>distributors who <text:span text:style-name="T8">is having </text:span><text:s/>difference <text:span text:style-name="T8">&gt;500</text:span></text:p>
      <text:p text:style-name="P29"/>
      <text:p text:style-name="P28">hive&gt;select distributer_id,distributer_name,year,(vol_in-vol_out) from petrol where (vol_in-vol_out)&gt;500 group by distributer_id,(vol_in-vol_out),distributer_name,year order by year desc ;</text:p>
      <text:p text:style-name="P30">Total MapReduce CPU Time Spent: 5 seconds 600 msec</text:p>
      <text:p text:style-name="P30">OK</text:p>
      <text:p text:style-name="P30">Time taken: 56.169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5T02:10:39.693093373</meta:creation-date>
    <meta:editing-duration>PT12M53S</meta:editing-duration>
    <meta:editing-cycles>7</meta:editing-cycles>
    <meta:generator>LibreOffice/5.1.6.2$Linux_X86_64 LibreOffice_project/10m0$Build-2</meta:generator>
    <dc:date>2017-03-25T03:55:51.662499674</dc:date>
    <meta:document-statistic meta:table-count="0" meta:image-count="0" meta:object-count="0" meta:page-count="11" meta:paragraph-count="434" meta:word-count="2120" meta:character-count="15139" meta:non-whitespace-character-count="12800"/>
  </office:meta>
</office:document-meta>
</file>